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3" style:parent-style-name="Normal" style:family="paragraph">
      <style:paragraph-properties fo:text-indent="0.4916in"/>
      <style:text-properties fo:font-size="12pt" style:font-size-asian="12pt"/>
    </style:style>
    <style:style style:name="P4" style:parent-style-name="Normal" style:family="paragraph">
      <style:paragraph-properties fo:text-indent="0.4916in"/>
      <style:text-properties fo:font-size="12pt" style:font-size-asian="12pt"/>
    </style:style>
    <style:style style:name="P5" style:parent-style-name="Normal" style:family="paragraph">
      <style:paragraph-properties fo:text-indent="0.4916in"/>
      <style:text-properties fo:font-size="12pt" style:font-size-asian="12pt"/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weight="bold" style:font-weight-asian="bold" fo:font-size="12pt" style:font-size-asian="12pt"/>
    </style:style>
    <style:style style:name="P9" style:parent-style-name="ListParagraph" style:list-style-name="LFO1" style:family="paragraph">
      <style:text-properties fo:font-size="12pt" style:font-size-asian="12pt"/>
    </style:style>
    <style:style style:name="P10" style:parent-style-name="ListParagraph" style:list-style-name="LFO1" style:family="paragraph">
      <style:text-properties fo:font-size="12pt" style:font-size-asian="12pt"/>
    </style:style>
    <style:style style:name="P11" style:parent-style-name="ListParagraph" style:list-style-name="LFO1" style:family="paragraph">
      <style:text-properties fo:font-size="12pt" style:font-size-asian="12pt"/>
    </style:style>
    <style:style style:name="P12" style:parent-style-name="ListParagraph" style:list-style-name="LFO1" style:family="paragraph">
      <style:text-properties fo:font-size="12pt" style:font-size-asian="12pt"/>
    </style:style>
    <style:style style:name="P13" style:parent-style-name="ListParagraph" style:list-style-name="LFO1" style:family="paragraph">
      <style:text-properties fo:font-size="12pt" style:font-size-asian="12pt"/>
    </style:style>
    <style:style style:name="P14" style:parent-style-name="ListParagraph" style:list-style-name="LFO1" style:family="paragraph">
      <style:text-properties fo:font-size="12pt" style:font-size-asian="12pt"/>
    </style:style>
    <style:style style:name="P15" style:parent-style-name="ListParagraph" style:list-style-name="LFO1" style:family="paragraph">
      <style:text-properties fo:font-size="12pt" style:font-size-asian="12pt"/>
    </style:style>
    <style:style style:name="P16" style:parent-style-name="ListParagraph" style:list-style-name="LFO1" style:family="paragraph">
      <style:text-properties fo:font-size="12pt" style:font-size-asian="12pt"/>
    </style:style>
    <style:style style:name="P17" style:parent-style-name="ListParagraph" style:list-style-name="LFO1" style:family="paragraph">
      <style:text-properties fo:font-size="12pt" style:font-size-asian="12pt"/>
    </style:style>
    <style:style style:name="P18" style:parent-style-name="ListParagraph" style:list-style-name="LFO1" style:family="paragraph">
      <style:text-properties fo:font-size="12pt" style:font-size-asian="12pt"/>
    </style:style>
    <style:style style:name="P19" style:parent-style-name="ListParagraph" style:list-style-name="LFO1" style:family="paragraph">
      <style:text-properties fo:font-size="12pt" style:font-size-asian="12pt"/>
    </style:style>
    <style:style style:name="P20" style:parent-style-name="ListParagraph" style:list-style-name="LFO1" style:family="paragraph">
      <style:text-properties fo:font-size="12pt" style:font-size-asian="12pt"/>
    </style:style>
    <style:style style:name="P21" style:parent-style-name="ListParagraph" style:family="paragraph">
      <style:text-properties fo:font-size="12pt" style:font-size-asian="12pt"/>
    </style:style>
    <style:style style:name="P22" style:parent-style-name="NoSpacing" style:family="paragraph">
      <style:paragraph-properties fo:text-align="end"/>
      <style:text-properties fo:font-size="14pt" style:font-size-asian="14pt"/>
    </style:style>
    <style:style style:name="P23" style:parent-style-name="NoSpacing" style:family="paragraph">
      <style:paragraph-properties fo:text-align="end"/>
    </style:style>
    <style:style style:name="T24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System szkolenia dla kandydatów<text:s/>na myśliwego.</text:p>
      <text:p text:style-name="P2"/>
      <text:p text:style-name="P3">Aplikacja internetowa ma na celu przygotowanie kandydatów do egzaminu na myśliwego. System składa się z działu dydaktycznego, zawierającego materiały w formie dokumentów szkoleniowych ( np. kodeks myśliwego ). <text:s/>Kolejnym elementem są dostępne testy z podziałem na kategorie <text:s/>pytań ( bezpieczeństwo, broń, zwierzyna itp. ) oraz testy składające się z losowych pytań ze wszystkim dziedzin.<text:s/></text:p>
      <text:p text:style-name="P4">Użytkownik zalogowany lub gość po wypełnieniu dowolnego testu otrzymuje wynik procentowy oraz ma możliwość powrotu do pytań w, których popełnił błąd ( ze wskazaniem prawidłowej odpowiedzi )<text:s/></text:p>
      <text:p text:style-name="P5">Dla osoby zalogowanej kolejne rozwiązane testy są zapisywane <text:s/>do systemu i dostępne w zakładce <text:s/>„Moje wyniki”, gdzie użytkownik może obserwować postęp prac.</text:p>
      <text:p text:style-name="P6">Role:</text:p>
      <text:p text:style-name="P7">Gość, użytkownik.</text:p>
      <text:p text:style-name="P8">Wymagania:</text:p>
      <text:list text:style-name="LFO1" text:continue-numbering="true">
        <text:list-item>
          <text:p text:style-name="P9">Jako<text:s/>gość mam<text:s/>możliwość rejestracji w systemie.</text:p>
        </text:list-item>
        <text:list-item>
          <text:p text:style-name="P10">Jako gość mam<text:s/>możliwość zalogowania do systemu.</text:p>
        </text:list-item>
        <text:list-item>
          <text:p text:style-name="P11">Jako gość mam<text:s/>możliwość rozwiązania testu składającego się z pytań z wybranej dziedziny.</text:p>
        </text:list-item>
        <text:list-item>
          <text:p text:style-name="P12">Jako gość mam<text:s/>możliwość rozwiązania testu składającego się z losowych pytań.</text:p>
        </text:list-item>
        <text:list-item>
          <text:p text:style-name="P13">Jako gość<text:s/>mam<text:s/>dostęp do wyniku procentowanego po rozwiązaniu testu.</text:p>
        </text:list-item>
        <text:list-item>
          <text:p text:style-name="P14">Jako gość mam<text:s/>możliwość sprawdzenia błedów popełnionych w rozwiązanym tescie.</text:p>
        </text:list-item>
        <text:list-item>
          <text:p text:style-name="P15">Jako użytkownik mam<text:s/>możliwość wylogowania z systemu.</text:p>
        </text:list-item>
        <text:list-item>
          <text:p text:style-name="P16">Jako użytkownik mam<text:s/>możliwość rozwiązania testu składającego się z pytań z wybranej dziedziny.</text:p>
        </text:list-item>
        <text:list-item>
          <text:p text:style-name="P17">Jako użytkownik mam<text:s/>możliwość rozwiązania testu składającego się z losowych pytań.</text:p>
        </text:list-item>
        <text:list-item>
          <text:p text:style-name="P18">Jako użytkownik<text:s/>mam<text:s/>dostęp do wyniku procentowanego po rozwiązaniu testu.</text:p>
        </text:list-item>
        <text:list-item>
          <text:p text:style-name="P19">Jako użytkownik mam<text:s/>możliwość sprawdzenia błedów popełnionych w rozwiązanym tescie.</text:p>
        </text:list-item>
        <text:list-item>
          <text:p text:style-name="P20">Jako użytkownik mam<text:s/>możliwość sprawdzenia wyników z poprzednio rozwiązanych testów.</text:p>
        </text:list-item>
      </text:list>
      <text:p text:style-name="P21"/>
      <text:p text:style-name="P22">Bartosz Smyk</text:p>
      <text:p text:style-name="P23"><text:span text:style-name="T24">grupa 212 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rtek</meta:initial-creator>
    <dc:creator>Bartek</dc:creator>
    <meta:creation-date>2014-03-10T12:07:00Z</meta:creation-date>
    <dc:date>2014-03-10T12:36:00Z</dc:date>
    <meta:print-date>2014-03-10T12:35:00Z</meta:print-date>
    <meta:template xlink:href="Normal" xlink:type="simple"/>
    <meta:editing-cycles>1</meta:editing-cycles>
    <meta:editing-duration>PT1740S</meta:editing-duration>
    <meta:document-statistic meta:page-count="1" meta:paragraph-count="3" meta:word-count="246" meta:character-count="1722" meta:row-count="12" meta:non-whitespace-character-count="1479"/>
  </office:meta>
</office:document-meta>
</file>